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14.11m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1.47mm" svg:height="137.94mm" svg:x="227.15mm" svg:y="29.75mm">
            <draw:object draw:notify-on-update-of-ranges="Sheet1.A9:Sheet1.A9 Sheet1.A10:Sheet1.A13 Sheet1.B9:Sheet1.B9 Sheet1.B10:Sheet1.B13 Sheet1.A10:Sheet1.A13 Sheet1.C9:Sheet1.C9 Sheet1.C10:Sheet1.C13 Sheet1.A10:Sheet1.A13 Sheet1.D9:Sheet1.D9 Sheet1.D10:Sheet1.D13 Sheet1.A10:Sheet1.A13 Sheet1.E9:Sheet1.E9 Sheet1.E10:Sheet1.E13 Sheet1.A10:Sheet1.A13 Sheet1.F9:Sheet1.F9 Sheet1.F10:Sheet1.F13 Sheet1.A10:Sheet1.A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3]/[.G3]*100" office:value-type="float" office:value="0.210526315789474" calcext:value-type="float">
            <text:p>0,21</text:p>
          </table:table-cell>
          <table:table-cell table:style-name="ce1" table:formula="of:=[.C3]/[.G3]*100" office:value-type="float" office:value="0.736842105263158" calcext:value-type="float">
            <text:p>0,74</text:p>
          </table:table-cell>
          <table:table-cell table:style-name="ce1" table:formula="of:=[.D3]/[.G3]*100" office:value-type="float" office:value="0" calcext:value-type="float">
            <text:p>0,00</text:p>
          </table:table-cell>
          <table:table-cell table:style-name="ce1" table:formula="of:=[.E3]/[.G3]*100" office:value-type="float" office:value="0.105263157894737" calcext:value-type="float">
            <text:p>0,11</text:p>
          </table:table-cell>
          <table:table-cell table:style-name="ce1" table:formula="of:=[.F3]/[.G3]*100" office:value-type="float" office:value="0.894736842105263" calcext:value-type="float">
            <text:p>0,89</text:p>
          </table:table-cell>
          <table:table-cell table:style-name="ce3" table:formula="of:=([.B10]+[.C10]+[.D10]+[.E10]+[.F10])/5" office:value-type="float" office:value="0.389473684210526" calcext:value-type="float">
            <text:p>0,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B4]/[.G4]*100" office:value-type="float" office:value="0.1" calcext:value-type="float">
            <text:p>0,10</text:p>
          </table:table-cell>
          <table:table-cell table:style-name="ce1" table:formula="of:=[.C4]/[.G4]*100" office:value-type="float" office:value="0" calcext:value-type="float">
            <text:p>0,00</text:p>
          </table:table-cell>
          <table:table-cell table:style-name="ce1" table:formula="of:=[.D4]/[.G4]*100" office:value-type="float" office:value="0" calcext:value-type="float">
            <text:p>0,00</text:p>
          </table:table-cell>
          <table:table-cell table:style-name="ce1" table:formula="of:=[.E4]/[.G4]*100" office:value-type="float" office:value="0.1" calcext:value-type="float">
            <text:p>0,10</text:p>
          </table:table-cell>
          <table:table-cell table:style-name="ce1" table:formula="of:=[.F4]/[.G4]*100" office:value-type="float" office:value="0.1" calcext:value-type="float">
            <text:p>0,10</text:p>
          </table:table-cell>
          <table:table-cell table:style-name="ce3" table:formula="of:=([.B11]+[.C11]+[.D11]+[.E11]+[.F11])/5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B5]/[.G5]*100" office:value-type="float" office:value="0" calcext:value-type="float">
            <text:p>0,00</text:p>
          </table:table-cell>
          <table:table-cell table:style-name="ce1" table:formula="of:=[.C5]/[.G5]*100" office:value-type="float" office:value="0.1" calcext:value-type="float">
            <text:p>0,10</text:p>
          </table:table-cell>
          <table:table-cell table:style-name="ce1" table:formula="of:=[.D5]/[.G5]*100" office:value-type="float" office:value="0" calcext:value-type="float">
            <text:p>0,00</text:p>
          </table:table-cell>
          <table:table-cell table:style-name="ce1" table:formula="of:=[.E5]/[.G5]*100" office:value-type="float" office:value="0.1" calcext:value-type="float">
            <text:p>0,10</text:p>
          </table:table-cell>
          <table:table-cell table:style-name="ce1" table:formula="of:=[.F5]/[.G5]*100" office:value-type="float" office:value="0.3" calcext:value-type="float">
            <text:p>0,30</text:p>
          </table:table-cell>
          <table:table-cell table:style-name="ce3" table:formula="of:=([.B12]+[.C12]+[.D12]+[.E12]+[.F12])/5"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B6]/[.G6]*100" office:value-type="float" office:value="0.181818181818182" calcext:value-type="float">
            <text:p>0,18</text:p>
          </table:table-cell>
          <table:table-cell table:style-name="ce1" table:formula="of:=[.C6]/[.G6]*100" office:value-type="float" office:value="0" calcext:value-type="float">
            <text:p>0,00</text:p>
          </table:table-cell>
          <table:table-cell table:style-name="ce1" table:formula="of:=[.D6]/[.G6]*100" office:value-type="float" office:value="0" calcext:value-type="float">
            <text:p>0,00</text:p>
          </table:table-cell>
          <table:table-cell table:style-name="ce1" table:formula="of:=[.E6]/[.G6]*100" office:value-type="float" office:value="0.363636363636364" calcext:value-type="float">
            <text:p>0,36</text:p>
          </table:table-cell>
          <table:table-cell table:style-name="ce1" table:formula="of:=[.F6]/[.G6]*100" office:value-type="float" office:value="0.272727272727273" calcext:value-type="float">
            <text:p>0,27</text:p>
          </table:table-cell>
          <table:table-cell table:style-name="ce3" table:formula="of:=([.B13]+[.C13]+[.D13]+[.E13]+[.F13])/5" office:value-type="float" office:value="0.163636363636364" calcext:value-type="float">
            <text:p>0,16</text:p>
          </table:table-cell>
        </table:table-row>
        <table:table-row table:style-name="ro1">
          <table:table-cell/>
          <table:table-cell table:style-name="ce3" table:formula="of:=([.B10]+[.B11]+[.B12]+[.B13])/4" office:value-type="float" office:value="0.123086124401914" calcext:value-type="float">
            <text:p>0,12</text:p>
          </table:table-cell>
          <table:table-cell table:style-name="ce3" table:formula="of:=([.C10]+[.C11]+[.C12]+[.C13])/4" office:value-type="float" office:value="0.209210526315789" calcext:value-type="float">
            <text:p>0,21</text:p>
          </table:table-cell>
          <table:table-cell table:style-name="ce3" table:formula="of:=([.D10]+[.D11]+[.D12]+[.D13])/4" office:value-type="float" office:value="0" calcext:value-type="float">
            <text:p>0,00</text:p>
          </table:table-cell>
          <table:table-cell table:style-name="ce3" table:formula="of:=([.E10]+[.E11]+[.E12]+[.E13])/4" office:value-type="float" office:value="0.167224880382775" calcext:value-type="float">
            <text:p>0,17</text:p>
          </table:table-cell>
          <table:table-cell table:style-name="ce3" table:formula="of:=([.F10]+[.F11]+[.F12]+[.F13])/4" office:value-type="float" office:value="0.391866028708134" calcext:value-type="float">
            <text:p>0,39</text:p>
          </table:table-cell>
          <table:table-cell table:style-name="ce3" table:formula="of:=([.B14]+[.C14]+[.D14]+[.E14]+[.F14])/5" office:value-type="float" office:value="0.178277511961722" calcext:value-type="float">
            <text:p>0,18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[.B3]/[.G3]*100" office:value-type="float" office:value="0.1" calcext:value-type="float">
            <text:p>0,10</text:p>
          </table:table-cell>
          <table:table-cell table:style-name="ce1" table:formula="of:=[.C3]/[.G3]*100" office:value-type="float" office:value="0" calcext:value-type="float">
            <text:p>0,00</text:p>
          </table:table-cell>
          <table:table-cell table:style-name="ce1" table:formula="of:=[.D3]/[.G3]*100" office:value-type="float" office:value="0" calcext:value-type="float">
            <text:p>0,00</text:p>
          </table:table-cell>
          <table:table-cell table:style-name="ce1" table:formula="of:=[.E3]/[.G3]*100" office:value-type="float" office:value="0.1" calcext:value-type="float">
            <text:p>0,10</text:p>
          </table:table-cell>
          <table:table-cell table:style-name="ce1" table:formula="of:=[.F3]/[.G3]*100" office:value-type="float" office:value="0.1" calcext:value-type="float">
            <text:p>0,10</text:p>
          </table:table-cell>
          <table:table-cell table:style-name="ce3" table:formula="of:=([.B10]+[.C10]+[.D10]+[.E10]+[.F10])/5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[.B4]/[.G4]*100" office:value-type="float" office:value="0.339847068819031" calcext:value-type="float">
            <text:p>0,34</text:p>
          </table:table-cell>
          <table:table-cell table:style-name="ce1" table:formula="of:=[.C4]/[.G4]*100" office:value-type="float" office:value="0.254885301614274" calcext:value-type="float">
            <text:p>0,25</text:p>
          </table:table-cell>
          <table:table-cell table:style-name="ce1" table:formula="of:=[.D4]/[.G4]*100" office:value-type="float" office:value="0" calcext:value-type="float">
            <text:p>0,00</text:p>
          </table:table-cell>
          <table:table-cell table:style-name="ce1" table:formula="of:=[.E4]/[.G4]*100" office:value-type="float" office:value="0.0849617672047579" calcext:value-type="float">
            <text:p>0,08</text:p>
          </table:table-cell>
          <table:table-cell table:style-name="ce1" table:formula="of:=[.F4]/[.G4]*100" office:value-type="float" office:value="0.339847068819031" calcext:value-type="float">
            <text:p>0,34</text:p>
          </table:table-cell>
          <table:table-cell table:style-name="ce3" table:formula="of:=([.B11]+[.C11]+[.D11]+[.E11]+[.F11])/5" office:value-type="float" office:value="0.203908241291419" calcext:value-type="float">
            <text:p>0,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[.B5]/[.G5]*100" office:value-type="float" office:value="0.189393939393939" calcext:value-type="float">
            <text:p>0,19</text:p>
          </table:table-cell>
          <table:table-cell table:style-name="ce1" table:formula="of:=[.C5]/[.G5]*100" office:value-type="float" office:value="0" calcext:value-type="float">
            <text:p>0,00</text:p>
          </table:table-cell>
          <table:table-cell table:style-name="ce1" table:formula="of:=[.D5]/[.G5]*100" office:value-type="float" office:value="0.0946969696969697" calcext:value-type="float">
            <text:p>0,09</text:p>
          </table:table-cell>
          <table:table-cell table:style-name="ce1" table:formula="of:=[.E5]/[.G5]*100" office:value-type="float" office:value="0" calcext:value-type="float">
            <text:p>0,00</text:p>
          </table:table-cell>
          <table:table-cell table:style-name="ce1" table:formula="of:=[.F5]/[.G5]*100" office:value-type="float" office:value="0" calcext:value-type="float">
            <text:p>0,00</text:p>
          </table:table-cell>
          <table:table-cell table:style-name="ce3" table:formula="of:=([.B12]+[.C12]+[.D12]+[.E12]+[.F12])/5" office:value-type="float" office:value="0.0568181818181818" calcext:value-type="float">
            <text:p>0,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[.B6]/[.G6]*100" office:value-type="float" office:value="0.30441400304414" calcext:value-type="float">
            <text:p>0,30</text:p>
          </table:table-cell>
          <table:table-cell table:style-name="ce1" table:formula="of:=[.C6]/[.G6]*100" office:value-type="float" office:value="0.30441400304414" calcext:value-type="float">
            <text:p>0,30</text:p>
          </table:table-cell>
          <table:table-cell table:style-name="ce1" table:formula="of:=[.D6]/[.G6]*100" office:value-type="float" office:value="0" calcext:value-type="float">
            <text:p>0,00</text:p>
          </table:table-cell>
          <table:table-cell table:style-name="ce1" table:formula="of:=[.E6]/[.G6]*100" office:value-type="float" office:value="0.15220700152207" calcext:value-type="float">
            <text:p>0,15</text:p>
          </table:table-cell>
          <table:table-cell table:style-name="ce1" table:formula="of:=[.F6]/[.G6]*100" office:value-type="float" office:value="0.228310502283105" calcext:value-type="float">
            <text:p>0,23</text:p>
          </table:table-cell>
          <table:table-cell table:style-name="ce3" table:formula="of:=([.B13]+[.C13]+[.D13]+[.E13]+[.F13])/5" office:value-type="float" office:value="0.197869101978691" calcext:value-type="float">
            <text:p>0,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table:formula="of:=[.B7]/[.G7]*100" office:value-type="float" office:value="0.195503421309873" calcext:value-type="float">
            <text:p>0,20</text:p>
          </table:table-cell>
          <table:table-cell table:style-name="ce1" table:formula="of:=[.C7]/[.G7]*100" office:value-type="float" office:value="0.293255131964809" calcext:value-type="float">
            <text:p>0,29</text:p>
          </table:table-cell>
          <table:table-cell table:style-name="ce1" table:formula="of:=[.D7]/[.G7]*100" office:value-type="float" office:value="0" calcext:value-type="float">
            <text:p>0,00</text:p>
          </table:table-cell>
          <table:table-cell table:style-name="ce1" table:formula="of:=[.E7]/[.G7]*100" office:value-type="float" office:value="0.0977517106549365" calcext:value-type="float">
            <text:p>0,10</text:p>
          </table:table-cell>
          <table:table-cell table:style-name="ce1" table:formula="of:=[.F7]/[.G7]*100" office:value-type="float" office:value="0.586510263929619" calcext:value-type="float">
            <text:p>0,59</text:p>
          </table:table-cell>
          <table:table-cell table:style-name="ce3" table:formula="of:=([.B14]+[.C14]+[.D14]+[.E14]+[.F14])/5" office:value-type="float" office:value="0.234604105571848" calcext:value-type="float">
            <text:p>0,23</text:p>
          </table:table-cell>
        </table:table-row>
        <table:table-row table:style-name="ro1">
          <table:table-cell/>
          <table:table-cell table:style-name="ce3" table:formula="of:=([.B10]+[.B11]+[.B14]+[.B12]+[.B13])/5" office:value-type="float" office:value="0.225831686513397" calcext:value-type="float">
            <text:p>0,23</text:p>
          </table:table-cell>
          <table:table-cell table:style-name="ce3" table:formula="of:=([.C10]+[.C11]+[.C14]+[.C12]+[.C13])/5" office:value-type="float" office:value="0.170510887324645" calcext:value-type="float">
            <text:p>0,17</text:p>
          </table:table-cell>
          <table:table-cell table:style-name="ce3" table:formula="of:=([.D10]+[.D11]+[.D14]+[.D12]+[.D13])/5" office:value-type="float" office:value="0.0189393939393939" calcext:value-type="float">
            <text:p>0,02</text:p>
          </table:table-cell>
          <table:table-cell table:style-name="ce3" table:formula="of:=([.E10]+[.E11]+[.E14]+[.E12]+[.E13])/5" office:value-type="float" office:value="0.0869840958763529" calcext:value-type="float">
            <text:p>0,09</text:p>
          </table:table-cell>
          <table:table-cell table:style-name="ce3" table:formula="of:=([.F10]+[.F11]+[.F14]+[.F12]+[.F13])/5" office:value-type="float" office:value="0.250933567006351" calcext:value-type="float">
            <text:p>0,25</text:p>
          </table:table-cell>
          <table:table-cell table:style-name="ce3" table:formula="of:=([.B15]+[.C15]+[.D15]+[.E15]+[.F15])/5" office:value-type="float" office:value="0.150639926132028" calcext:value-type="float">
            <text:p>0,15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1" table:formula="of:=[.B3]/[.G3]*100" office:value-type="float" office:value="0.857142857142857" calcext:value-type="float">
            <text:p>0,86</text:p>
          </table:table-cell>
          <table:table-cell table:style-name="ce1" table:formula="of:=[.C3]/[.G3]*100" office:value-type="float" office:value="2.66666666666667" calcext:value-type="float">
            <text:p>2,67</text:p>
          </table:table-cell>
          <table:table-cell table:style-name="ce1" table:formula="of:=[.D3]/[.G3]*100" office:value-type="float" office:value="1.61904761904762" calcext:value-type="float">
            <text:p>1,62</text:p>
          </table:table-cell>
          <table:table-cell table:style-name="ce1" table:formula="of:=[.E3]/[.G3]*100" office:value-type="float" office:value="0.476190476190476" calcext:value-type="float">
            <text:p>0,48</text:p>
          </table:table-cell>
          <table:table-cell table:style-name="ce1" table:formula="of:=[.F3]/[.G3]*100" office:value-type="float" office:value="4.28571428571429" calcext:value-type="float">
            <text:p>4,29</text:p>
          </table:table-cell>
          <table:table-cell table:style-name="ce3" table:formula="of:=([.B10]+[.C10]+[.D10]+[.E10]+[.F10])/5" office:value-type="float" office:value="1.98095238095238" calcext:value-type="float">
            <text:p>1,9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ce1" table:formula="of:=[.B4]/[.G4]*100" office:value-type="float" office:value="0.324149108589951" calcext:value-type="float">
            <text:p>0,32</text:p>
          </table:table-cell>
          <table:table-cell table:style-name="ce1" table:formula="of:=[.C4]/[.G4]*100" office:value-type="float" office:value="0.243111831442464" calcext:value-type="float">
            <text:p>0,24</text:p>
          </table:table-cell>
          <table:table-cell table:style-name="ce1" table:formula="of:=[.D4]/[.G4]*100" office:value-type="float" office:value="0.486223662884927" calcext:value-type="float">
            <text:p>0,49</text:p>
          </table:table-cell>
          <table:table-cell table:style-name="ce1" table:formula="of:=[.E4]/[.G4]*100" office:value-type="float" office:value="0.405186385737439" calcext:value-type="float">
            <text:p>0,41</text:p>
          </table:table-cell>
          <table:table-cell table:style-name="ce1" table:formula="of:=[.F4]/[.G4]*100" office:value-type="float" office:value="1.78282009724473" calcext:value-type="float">
            <text:p>1,78</text:p>
          </table:table-cell>
          <table:table-cell table:style-name="ce3" table:formula="of:=([.B11]+[.C11]+[.D11]+[.E11]+[.F11])/5" office:value-type="float" office:value="0.648298217179903" calcext:value-type="float">
            <text:p>0,6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style-name="ce1" table:formula="of:=[.B5]/[.G5]*100" office:value-type="float" office:value="0.166389351081531" calcext:value-type="float">
            <text:p>0,17</text:p>
          </table:table-cell>
          <table:table-cell table:style-name="ce1" table:formula="of:=[.C5]/[.G5]*100" office:value-type="float" office:value="0.665557404326123" calcext:value-type="float">
            <text:p>0,67</text:p>
          </table:table-cell>
          <table:table-cell table:style-name="ce1" table:formula="of:=[.D5]/[.G5]*100" office:value-type="float" office:value="0.415973377703827" calcext:value-type="float">
            <text:p>0,42</text:p>
          </table:table-cell>
          <table:table-cell table:style-name="ce1" table:formula="of:=[.E5]/[.G5]*100" office:value-type="float" office:value="0.166389351081531" calcext:value-type="float">
            <text:p>0,17</text:p>
          </table:table-cell>
          <table:table-cell table:style-name="ce1" table:formula="of:=[.F5]/[.G5]*100" office:value-type="float" office:value="3.74376039933444" calcext:value-type="float">
            <text:p>3,74</text:p>
          </table:table-cell>
          <table:table-cell table:style-name="ce3" table:formula="of:=([.B12]+[.C12]+[.D12]+[.E12]+[.F12])/5" office:value-type="float" office:value="1.03161397670549" calcext:value-type="float">
            <text:p>1,03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style-name="ce1" table:formula="of:=[.B6]/[.G6]*100" office:value-type="float" office:value="0.186567164179104" calcext:value-type="float">
            <text:p>0,19</text:p>
          </table:table-cell>
          <table:table-cell table:style-name="ce1" table:formula="of:=[.C6]/[.G6]*100" office:value-type="float" office:value="4.38432835820896" calcext:value-type="float">
            <text:p>4,38</text:p>
          </table:table-cell>
          <table:table-cell table:style-name="ce1" table:formula="of:=[.D6]/[.G6]*100" office:value-type="float" office:value="0.373134328358209" calcext:value-type="float">
            <text:p>0,37</text:p>
          </table:table-cell>
          <table:table-cell table:style-name="ce1" table:formula="of:=[.E6]/[.G6]*100" office:value-type="float" office:value="0.186567164179104" calcext:value-type="float">
            <text:p>0,19</text:p>
          </table:table-cell>
          <table:table-cell table:style-name="ce1" table:formula="of:=[.F6]/[.G6]*100" office:value-type="float" office:value="4.2910447761194" calcext:value-type="float">
            <text:p>4,29</text:p>
          </table:table-cell>
          <table:table-cell table:style-name="ce3" table:formula="of:=([.B13]+[.C13]+[.D13]+[.E13]+[.F13])/5" office:value-type="float" office:value="1.88432835820896" calcext:value-type="float">
            <text:p>1,88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style-name="ce1" table:formula="of:=[.B7]/[.G7]*100" office:value-type="float" office:value="0.185185185185185" calcext:value-type="float">
            <text:p>0,19</text:p>
          </table:table-cell>
          <table:table-cell table:style-name="ce1" table:formula="of:=[.C7]/[.G7]*100" office:value-type="float" office:value="0.462962962962963" calcext:value-type="float">
            <text:p>0,46</text:p>
          </table:table-cell>
          <table:table-cell table:style-name="ce1" table:formula="of:=[.D7]/[.G7]*100" office:value-type="float" office:value="0.0925925925925926" calcext:value-type="float">
            <text:p>0,09</text:p>
          </table:table-cell>
          <table:table-cell table:style-name="ce1" table:formula="of:=[.E7]/[.G7]*100" office:value-type="float" office:value="0.185185185185185" calcext:value-type="float">
            <text:p>0,19</text:p>
          </table:table-cell>
          <table:table-cell table:style-name="ce1" table:formula="of:=[.F7]/[.G7]*100" office:value-type="float" office:value="0.555555555555556" calcext:value-type="float">
            <text:p>0,56</text:p>
          </table:table-cell>
          <table:table-cell table:style-name="ce3" table:formula="of:=([.B14]+[.C14]+[.D14]+[.E14]+[.F14])/5" office:value-type="float" office:value="0.296296296296296" calcext:value-type="float">
            <text:p>0,30</text:p>
          </table:table-cell>
        </table:table-row>
        <table:table-row table:style-name="ro1">
          <table:table-cell/>
          <table:table-cell table:style-name="ce3" table:formula="of:=([.B10]+[.B11]+[.B14]+[.B12]+[.B13])/5" office:value-type="float" office:value="0.343886733235726" calcext:value-type="float">
            <text:p>0,34</text:p>
          </table:table-cell>
          <table:table-cell table:style-name="ce3" table:formula="of:=([.C10]+[.C11]+[.C14]+[.C12]+[.C13])/5" office:value-type="float" office:value="1.68452544472143" calcext:value-type="float">
            <text:p>1,68</text:p>
          </table:table-cell>
          <table:table-cell table:style-name="ce3" table:formula="of:=([.D10]+[.D11]+[.D14]+[.D12]+[.D13])/5" office:value-type="float" office:value="0.597394316117435" calcext:value-type="float">
            <text:p>0,60</text:p>
          </table:table-cell>
          <table:table-cell table:style-name="ce3" table:formula="of:=([.E10]+[.E11]+[.E14]+[.E12]+[.E13])/5" office:value-type="float" office:value="0.283903712474747" calcext:value-type="float">
            <text:p>0,28</text:p>
          </table:table-cell>
          <table:table-cell table:style-name="ce3" table:formula="of:=([.F10]+[.F11]+[.F14]+[.F12]+[.F13])/5" office:value-type="float" office:value="2.93177902279368" calcext:value-type="float">
            <text:p>2,93</text:p>
          </table:table-cell>
          <table:table-cell table:style-name="ce3" table:formula="of:=([.B15]+[.C15]+[.D15]+[.E15]+[.F15])/5" office:value-type="float" office:value="1.16829784586861" calcext:value-type="float">
            <text:p>1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1:27:47.536155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0:56:03.242200910</meta:creation-date>
    <dc:date>2020-04-28T13:44:49.242661728</dc:date>
    <meta:editing-duration>PT1H23M8S</meta:editing-duration>
    <meta:editing-cycles>5</meta:editing-cycles>
    <meta:generator>LibreOffice/6.0.7.3$Linux_X86_64 LibreOffice_project/00m0$Build-3</meta:generator>
    <meta:document-statistic meta:table-count="3" meta:cell-count="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48cm" svg:height="13.795cm" xlink:href=".." xlink:type="simple" chart:class="chart:scatter" chart:column-mapping="0 1 2 3 4" chart:style-name="ch1">
        <chart:legend chart:legend-position="end" svg:x="21.799cm" svg:y="5.602cm" style:legend-expansion="high" chart:style-name="ch2"/>
        <chart:plot-area chart:style-name="ch3" table:cell-range-address="Sheet1.A9:Sheet1.F13" chart:data-source-has-labels="both" svg:x="1.493cm" svg:y="0.275cm" svg:width="19.824cm" svg:height="12.264cm">
          <chartooo:coordinate-region svg:x="2.405cm" svg:y="0.474cm" svg:width="18.725cm" svg:height="11.418cm"/>
          <chart:axis chart:dimension="x" chart:name="primary-x" chart:style-name="ch4" chartooo:axis-type="auto">
            <chart:title svg:x="9.668cm" svg:y="12.814cm" chart:style-name="ch5">
              <text:p>Tiempo de muestreo [s]</text:p>
            </chart:title>
            <chart:categories table:cell-range-address="Sheet1.A10:Sheet1.A13"/>
          </chart:axis>
          <chart:axis chart:dimension="y" chart:name="primary-y" chart:style-name="ch6">
            <chart:title svg:x="0.451cm" svg:y="7.218cm" chart:style-name="ch7">
              <text:p>% de error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scatter">
            <chart:domain table:cell-range-address="Sheet1.A10:Sheet1.A13"/>
            <chart:data-point chart:repeated="4"/>
          </chart:series>
          <chart:series chart:style-name="ch10" chart:values-cell-range-address="Sheet1.C10:Sheet1.C13" chart:label-cell-address="Sheet1.C9:Sheet1.C9" chart:class="chart:scatter">
            <chart:data-point chart:repeated="4"/>
          </chart:series>
          <chart:series chart:style-name="ch11" chart:values-cell-range-address="Sheet1.D10:Sheet1.D13" chart:label-cell-address="Sheet1.D9:Sheet1.D9" chart:class="chart:scatter">
            <chart:data-point chart:repeated="4"/>
          </chart:series>
          <chart:series chart:style-name="ch12" chart:values-cell-range-address="Sheet1.E10:Sheet1.E13" chart:label-cell-address="Sheet1.E9:Sheet1.E9" chart:class="chart:scatter">
            <chart:data-point chart:repeated="4"/>
          </chart:series>
          <chart:series chart:style-name="ch13" chart:values-cell-range-address="Sheet1.F10:Sheet1.F13" chart:label-cell-address="Sheet1.F9:Sheet1.F9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1</text:p>
                <draw:g>
                  <svg:desc>Sheet1.B9:Sheet1.B9</svg:desc>
                </draw:g>
              </table:table-cell>
              <table:table-cell office:value-type="string">
                <text:p>ID 2 </text:p>
                <draw:g>
                  <svg:desc>Sheet1.C9:Sheet1.C9</svg:desc>
                </draw:g>
              </table:table-cell>
              <table:table-cell office:value-type="string">
                <text:p>ID 150</text:p>
                <draw:g>
                  <svg:desc>Sheet1.D9:Sheet1.D9</svg:desc>
                </draw:g>
              </table:table-cell>
              <table:table-cell office:value-type="string">
                <text:p>ID 151</text:p>
                <draw:g>
                  <svg:desc>Sheet1.E9:Sheet1.E9</svg:desc>
                </draw:g>
              </table:table-cell>
              <table:table-cell office:value-type="string">
                <text:p>ID 153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0:Sheet1.A13</svg:desc>
                </draw:g>
              </table:table-cell>
              <table:table-cell office:value-type="float" office:value="1">
                <text:p>1</text:p>
                <draw:g>
                  <svg:desc>Sheet1.A10:Sheet1.A13</svg:desc>
                </draw:g>
              </table:table-cell>
              <table:table-cell office:value-type="float" office:value="0.210526315789474">
                <text:p>0.210526315789474</text:p>
                <draw:g>
                  <svg:desc>Sheet1.B10:Sheet1.B13</svg:desc>
                </draw:g>
              </table:table-cell>
              <table:table-cell office:value-type="float" office:value="0.736842105263158">
                <text:p>0.736842105263158</text:p>
                <draw:g>
                  <svg:desc>Sheet1.C10:Sheet1.C13</svg:desc>
                </draw:g>
              </table:table-cell>
              <table:table-cell office:value-type="float" office:value="0">
                <text:p>0</text:p>
                <draw:g>
                  <svg:desc>Sheet1.D10:Sheet1.D13</svg:desc>
                </draw:g>
              </table:table-cell>
              <table:table-cell office:value-type="float" office:value="0.105263157894737">
                <text:p>0.105263157894737</text:p>
                <draw:g>
                  <svg:desc>Sheet1.E10:Sheet1.E13</svg:desc>
                </draw:g>
              </table:table-cell>
              <table:table-cell office:value-type="float" office:value="0.894736842105263">
                <text:p>0.894736842105263</text:p>
                <draw:g>
                  <svg:desc>Sheet1.F10:Sheet1.F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